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a64" officeooo:paragraph-rsid="0012ba64"/>
    </style:style>
    <style:style style:name="P2" style:family="paragraph" style:parent-style-name="Standard">
      <style:text-properties officeooo:rsid="0012c553" officeooo:paragraph-rsid="0012c553"/>
    </style:style>
    <style:style style:name="P3" style:family="paragraph" style:parent-style-name="Standard">
      <style:text-properties officeooo:rsid="0013b199" officeooo:paragraph-rsid="0013b199"/>
    </style:style>
    <style:style style:name="T1" style:family="text">
      <style:text-properties officeooo:rsid="0013b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nguaje de programación mas usado: </text:p>
      <text:p text:style-name="P3">JavaScript y Phython</text:p>
      <text:p text:style-name="P1"/>
      <text:p text:style-name="P1"><text:a xlink:type="simple" xlink:href="https://www.stackscale.com/es/blog/lenguajes-programacion-mas-populares/" text:style-name="Internet_20_link" text:visited-style-name="Visited_20_Internet_20_Link">Fuente₁</text:a> - <text:span text:style-name="T1">StackOverflow</text:span></text:p>
      <text:p text:style-name="P1"/>
      <text:p text:style-name="P2"><text:a xlink:type="simple" xlink:href="https://octoverse.github.com/2022/top-programming-languages" text:style-name="Internet_20_link" text:visited-style-name="Visited_20_Internet_20_Link">Fuente₂</text:a> - GitH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5T10:36:16.824000000</dc:date>
    <meta:editing-duration>PT9M7S</meta:editing-duration>
    <meta:editing-cycles>3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16" meta:character-count="95" meta:non-whitespace-character-count="84"/>
  </office:meta>
</office:document-meta>
</file>